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3">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list-style-name="L5">
      <style:paragraph-properties fo:text-align="justify"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L2"/>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s Computadoras nos van a Suministrar lo que se Llevaron las Transnacionales del Petróleo</text:p>
      <text:p text:style-name="P7">El Nacional. 2 de abril de 1978. C-2. Aristides Bastidas</text:p>
      <text:p text:style-name="Standard"/>
      <text:list xml:id="list808133617" text:style-name="L2">
        <text:list-item>
          <text:p text:style-name="P6">Intevep ha establecido un centro que da acceso a toda la información publicada en el mundo sobre hidrocarburos</text:p>
        </text:list-item>
        <text:list-item>
          <text:p text:style-name="P6">De este modo tales máquinas auxiliarán a los científicos y técnicos venezolanos para que desarrollen su inventiva y su creatividad</text:p>
        </text:list-item>
        <text:list-item>
          <text:p text:style-name="P6">La tecnología es magia negra o magia blanca y todo depende que este al servicio de los monopolistas o de todas las capas sociales.</text:p>
        </text:list-item>
      </text:list>
      <text:p text:style-name="Standard"/>
      <text:p text:style-name="Standard"><text:tab/>Las computadoras electrónicas deben su fama a que tienen una memoria fabulosa. Archivan datos innumerables y los recuerdan con la impresionante fidelidad de los murmuradores de oficio.</text:p>
      <text:p text:style-name="Standard"/>
      <text:p text:style-name="Standard"><text:tab/>Parece que fueran mejores que nuestros cerebros cuando efectúan en un segundo la multiplicación de un número de diez cifra o cuando nos dan en un micro instante la raíz cuadrada o la raíz cúbica de un número de cuarenta cifras. Este aparente milagro y otros más fantásticos que se les puedan atribuir están huérfanos de toda creatividad. Son simples repetidoras de cosas que les hemos enseñado. Y no pueden ir más allá.</text:p>
      <text:p text:style-name="Standard"/>
      <text:p text:style-name="P1"><text:tab/>Están programadas para hacer algo y cumples ejemplarmente sus responsabilidades de robots manipulados por la mente humana como a ella la da la gana Guardando las distancias del caso se les podría comparar con cualquier grabación en cinta, en cassette o en disco. Siempre son pobres y escasos enlaces cuando se les compara con los circuitos, ultraperfeccionados del cerebro de cualquier mamífero. Debemos respetarle otra virtud que es la de la velocidad con que recuerdan. En esos nos llevan una ventaja que no les vamos a escatimar. Aunque la música por ejemplo es siempre el resultado de estrictas aplicaciones matemáticas, todavía no sabemos de una computadora, que ni siquiera por azar, haya compuesto uno de esos valsecitos subdesarrollados que hemos convenido en llamar musica venezolana.</text:p>
      <text:p text:style-name="P1"/>
      <text:p text:style-name="P1">Las computadoras son maquinas realmente asombrosas, pero incapaces ni de inventar nada ni de crear nada. Eso sí, pueden auxiliar con eficiencia inobjetable a la gente con suficiente genio para crear y para inventar. Esta es precisamente su función. Y si las entendemos así y las usamos además con un cometido humanístico, se convertirán en frutos maravillosos de la inteligencia humana, capaces de afianzarla en vez de pervertirla. No otra cosa es lo que sucede cuando hacemos depender nuestra moral de la magia negra de la tecnología que nos azota más de lo que nos ayuda.</text:p>
      <text:p text:style-name="P1"/>
      <text:p text:style-name="P1"><text:tab/>Un buen ejemplo de las computadoras podrá ser el del equipo instalado por el Instituto Tecnológico Venezolano del Petróleo (Intevep). Se trata del centro de Información Técnica único en América Latina, y acerca del cual nos habla su gerente, la doctora Ana Sol de Gutiérrez. - ¿Ese servicio contribuiría a nuestra emancipación tecnológica?.</text:p>
      <text:p text:style-name="P1"><text:tab/></text:p>
      <text:list xml:id="list473737387" text:style-name="L3">
        <text:list-item>
          <text:list>
            <text:list-item>
              <text:p text:style-name="P2">Desde luego. Mediante el mismo los científicos y técnicos del petróleo en Venezuela tienen acceso inmediato y expedito a ciento cinco bases computarizadas de datos.</text:p>
            </text:list-item>
            <text:list-item>
              <text:p text:style-name="P2">¿Y eso qué quiere decir?</text:p>
            </text:list-item>
            <text:list-item>
              <text:p text:style-name="P2">Que cuando necesitaran cualquier referencia para su investigaciones tendrían a la mano todas las informaciones acumuladas en el mundo sobre ciento cinco disciplinas, depositados <text:soft-page-break/>en igual número de archivos electrónicos.</text:p>
            </text:list-item>
          </text:list>
        </text:list-item>
      </text:list>
      <text:p text:style-name="P1"/>
      <text:p text:style-name="P1"><text:tab/>Después de la nacionalización del petróleo, las transnacionales del mismo se llevaron todo el arsenal bibliográfico que debían consultar cuando manejaban nuestros hidrocarburos. La información científica y tecnológica en este sentido se quedó en cero, por la sencilla razón de que nunca nos habíamos ocupada en prevenir este riesgo. Y sin embargo ya en 1850 las naciones industrializadas adoptaron la práctica de resumir referencias científicas fundamentales y guardarlas en estantes de archivadores y bibliotecas.</text:p>
      <text:p text:style-name="P1"/>
      <text:list xml:id="list1521972886" text:style-name="L4">
        <text:list-item>
          <text:list>
            <text:list-item>
              <text:p text:style-name="P3">¿Pero ese método es anticuado ya, no es así?</text:p>
            </text:list-item>
            <text:list-item>
              <text:p text:style-name="P3">El desarrollo de las computadoras nos permite hacer en segundos una consulta bibliográfica que antes se llevaba meses.</text:p>
            </text:list-item>
            <text:list-item>
              <text:p text:style-name="P3">Brevemente, ¿Cuales son las diferencias?</text:p>
            </text:list-item>
            <text:list-item>
              <text:p text:style-name="P3">Lo que antes se archivaba en papel ahora se hace en cintas magnéticas. Lo que antes se buscaba con los dedos ahora se busca con un computador.</text:p>
            </text:list-item>
          </text:list>
        </text:list-item>
      </text:list>
      <text:p text:style-name="P1"/>
      <text:p text:style-name="P1"><text:tab/>La última palabra en petróleo la tendremos desde aquí mismo en Intevep, con sólo utilizar este sistema, para el cual se emplea una línea telefónico es de la CANTV y que antes servía, sólo para comprar y vender el oro negro. Dos bases de datos son específicamente sobre este producto. La información se obtiene de la Universidad de Tulsa y del American Petroleum Institute.</text:p>
      <text:p text:style-name="P1"/>
      <text:list xml:id="list1737733407" text:style-name="L5">
        <text:list-item>
          <text:list>
            <text:list-item>
              <text:p text:style-name="P4">¿Usted cree que las transnacionales han aflojado sus secretos en computadoras accesibles?</text:p>
            </text:list-item>
            <text:list-item>
              <text:p text:style-name="P4">En efecto, ellas no ofrecen los aspectos más importantes de sus patentes cuando las registran. No obstante, a través de nuestro centro será posible que emprendamos trabajos a partir de las metas máximas logradas por el conocimiento accesible en este campo.</text:p>
            </text:list-item>
          </text:list>
        </text:list-item>
      </text:list>
      <text:p text:style-name="P1"/>
      <text:p text:style-name="P1"><text:tab/>Luego del proceso de nacionalizan del petroleo el 1 de enero de 1976 durante la primera presidencia de Carlos Andrés Pérez, Intevep creyó que a partir del conocimiento disponible podría conseguir la independencia tecnológica, mediante la conexión a bases de datos de conocimiento y computadoras que recién llegaban a Venezuela. Esta política de acceso es claramente un antecedente de lo que en la actualidad hace, por ejemplo, PloS (Public Library of Science).</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2:54:45</meta:creation-date>
    <dc:date>2013-03-04T15:25:45</dc:date>
    <meta:editing-duration>PT1H51M18S</meta:editing-duration>
    <meta:editing-cycles>4</meta:editing-cycles>
    <meta:generator>LibreOffice/3.5$Linux_X86_64 LibreOffice_project/350m1$Build-2</meta:generator>
    <meta:document-statistic meta:table-count="0" meta:image-count="0" meta:object-count="0" meta:page-count="2" meta:paragraph-count="24" meta:word-count="854" meta:character-count="5288" meta:non-whitespace-character-count="4459"/>
  </office:meta>
</office:document-meta>
</file>